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break-before="page" style:writing-mode="lr-tb"/>
    </style:style>
    <style:style style:name="P4" style:family="paragraph" style:parent-style-name="Heading_20_1">
      <style:paragraph-properties fo:break-before="page"/>
      <style:text-properties officeooo:rsid="00194d8d" officeooo:paragraph-rsid="00194d8d"/>
    </style:style>
    <style:style style:name="P5" style:family="paragraph" style:parent-style-name="Heading_20_1">
      <style:text-properties officeooo:rsid="00194d8d" officeooo:paragraph-rsid="00194d8d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Standard">
      <style:paragraph-properties fo:line-height="115%" style:writing-mode="lr-tb"/>
      <style:text-properties officeooo:rsid="00194d8d" officeooo:paragraph-rsid="00194d8d"/>
    </style:style>
    <style:style style:name="P9" style:family="paragraph" style:parent-style-name="Standard">
      <style:paragraph-properties fo:line-height="115%" style:writing-mode="lr-tb"/>
      <style:text-properties fo:font-size="12pt" officeooo:rsid="00194d8d" officeooo:paragraph-rsid="00194d8d" style:font-size-asian="12pt" style:font-size-complex="12pt"/>
    </style:style>
    <style:style style:name="P10" style:family="paragraph" style:parent-style-name="Standard">
      <style:paragraph-properties fo:line-height="115%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paragraph-rsid="00194d8d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13" style:family="paragraph" style:parent-style-name="Text_20_body">
      <style:text-properties officeooo:rsid="00194d8d" officeooo:paragraph-rsid="00194d8d"/>
    </style:style>
    <style:style style:name="P14" style:family="paragraph" style:parent-style-name="Text_20_body" style:list-style-name="L1">
      <style:text-properties officeooo:rsid="00194d8d" officeooo:paragraph-rsid="00194d8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94d8d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officeooo:rsid="00194d8d"/>
    </style:style>
    <style:style style:name="T6" style:family="text">
      <style:text-properties officeooo:rsid="0019d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/></text:p>
      <text:p text:style-name="P8"><text:span text:style-name="T1">Data Structures</text:span></text:p>
      <text:p text:style-name="Text_20_body">Basi<text:span text:style-name="T5">c idea is to practice implementing basic (or not so basic) data structures without the help of the libraries your language allows.</text:span></text:p>
      <text:p text:style-name="Heading_20_1">Linked Lists</text:p>
      <text:p text:style-name="P1"><text:span text:style-name="T2">1) Write a data structure for a singly linked list element. Just define as a POD (plain old data type). <text:s/>Don’t get carried away with constructors, etc.</text:span></text:p>
      <text:p text:style-name="P2"/>
      <text:p text:style-name="P1"><text:span text:style-name="T2">What did you choose as your payload? <text:s/>Why? What is the best choice your language could support?</text:span></text:p>
      <text:p text:style-name="P2"/>
      <text:p text:style-name="P11"><text:span text:style-name="T2">2) Write a structure for a doubly linked list.</text:span></text:p>
      <text:p text:style-name="P2"/>
      <text:p text:style-name="P1"><text:span text:style-name="T2">3) Write a function to reverse a linked list.</text:span></text:p>
      <text:p text:style-name="P1"><text:span text:style-name="T2">The old list may be unusable afterwards.</text:span></text:p>
      <text:p text:style-name="P2"/>
      <text:p text:style-name="P1"><text:span text:style-name="T2">Do both types (single and double).</text:span></text:p>
      <text:p text:style-name="P2"/>
      <text:p text:style-name="P1"><text:span text:style-name="T3">What are the s</text:span><text:span text:style-name="T2">pace and time complexity?</text:span></text:p>
      <text:p text:style-name="P2"/>
      <text:p text:style-name="P1"><text:span text:style-name="T2">How did you test it? Could you show an interviewer that you tested it on a whiteboard?</text:span></text:p>
      <text:p text:style-name="P2"/>
      <text:p text:style-name="P1"><text:span text:style-name="T2">Can you break it? Make your code fool proof.</text:span></text:p>
      <text:p text:style-name="P2"/>
      <text:p text:style-name="P1"><text:span text:style-name="T2">What happens if there is a cycle in the singly linked list? Are you sure what you think happens happens?</text:span></text:p>
      <text:p text:style-name="P2"/>
      <text:p text:style-name="P1"><text:span text:style-name="T2">If you were a functional programmer, you may have used Rev(h::t)=Rev(t):::h. What are the complexities of that?</text:span></text:p>
      <text:p text:style-name="P2"/>
      <text:p text:style-name="P1"><text:span text:style-name="T2">4) Can you reverse a doubly linked list in T(n) = O(1)?</text:span></text:p>
      <text:p text:style-name="P2"/>
      <text:p text:style-name="P1"><text:span text:style-name="T2">Hint: use an extra bit </text:span><text:span text:style-name="T3">(not so easy for Java programmers)</text:span></text:p>
      <text:p text:style-name="P2"/>
      <text:p text:style-name="P2"/>
      <text:p text:style-name="P3"><text:span text:style-name="T2">5) Write a function to test if a singly linked list has a cycle.</text:span></text:p>
      <text:p text:style-name="P2"/>
      <text:p text:style-name="P1"><text:span text:style-name="T2">First do this by remembering nodes as you traverse the list.</text:span></text:p>
      <text:p text:style-name="P2"/>
      <text:p text:style-name="P1"><text:span text:style-name="T2">Then add a field to each node to remember if you have traversed it. If using C, add that field without increasing the size of your struct (hint: on most systems, how are structs aligned?)</text:span></text:p>
      <text:p text:style-name="P2"/>
      <text:p text:style-name="P1"><text:span text:style-name="T2">Then do it by the Tortoise and the Hare - two pointers travelling at different speeds.</text:span></text:p>
      <text:p text:style-name="P2"/>
      <text:p text:style-name="P1"><text:span text:style-name="T2">How can you tell by iteratively reversing the list?</text:span></text:p>
      <text:p text:style-name="P2"/>
      <text:p text:style-name="P1"><text:span text:style-name="T2">What are the complexities of all the above?</text:span></text:p>
      <text:p text:style-name="P2"/>
      <text:p text:style-name="P1"><text:span text:style-name="T2">6) Write code to check if a double linked list is well formed.</text:span></text:p>
      <text:p text:style-name="P2"/>
      <text:p text:style-name="P1"><text:span text:style-name="T2">7) Write code to traverse a singly linked list.</text:span></text:p>
      <text:p text:style-name="P2"/>
      <text:p text:style-name="P1"><text:span text:style-name="T2">What did you do at each element? <text:s/>Did you allow the user to specify what to do? <text:s/>What if the user wants to finish early?</text:span></text:p>
      <text:p text:style-name="P2"/>
      <text:p text:style-name="P1"><text:span text:style-name="T2">8) Write a function to insert a node at the nth position in a list (do it for both single and double).</text:span></text:p>
      <text:p text:style-name="P2"/>
      <text:p text:style-name="P1"><text:span text:style-name="T2">9) Sort a linked list.</text:span></text:p>
      <text:p text:style-name="P2"/>
      <text:p text:style-name="P1"><text:span text:style-name="T2">How do users specify the element comparison function?</text:span></text:p>
      <text:p text:style-name="P2"/>
      <text:p text:style-name="P1"><text:span text:style-name="T2">When does it become more efficient to copy to an array, sort, then rebuild the list? <text:s/>Have you tried this on your machine?</text:span></text:p>
      <text:p text:style-name="P2"/>
      <text:p text:style-name="P1"><text:span text:style-name="T2">10) Remove duplicates from a linked list</text:span></text:p>
      <text:p text:style-name="P2"/>
      <text:p text:style-name="P9">11) What is an XOR list?</text:p>
      <text:p text:style-name="P2"/>
      <text:p text:style-name="P2"/>
      <text:p text:style-name="P1"><text:span text:style-name="T4">Notes:</text:span></text:p>
      <text:p text:style-name="P1"><text:span text:style-name="T2">With linked list problems, always ask “Single or Double?”</text:span></text:p>
      <text:p text:style-name="P7"><text:span text:style-name="T2"/></text:p>
      <text:p text:style-name="P4">Vector (Array List)</text:p>
      <text:p text:style-name="P13">Implement a vector (or array list) and associated operations (append, get, insert, etc).</text:p>
      <text:p text:style-name="P13">Does it allow generic elements?</text:p>
      <text:p text:style-name="P13">What are the runtimes of the operations (esp. append)?</text:p>
      <text:p text:style-name="Heading_20_1">Hash<text:span text:style-name="T5">table</text:span></text:p>
      <text:p text:style-name="P13">Implement a hash table and associated operations.</text:p>
      <text:p text:style-name="P13">What methods of collision resolution are there to choose from? What are the pros and cons?</text:p>
      <text:p text:style-name="P13">What happens when a hash table grows/shrinks?</text:p>
      <text:p text:style-name="P13">How much does your choice of hash function matter? <text:s/>Try running some runtime experiments to find out.</text:p>
      <text:p text:style-name="P5">Binary Tree</text:p>
      <text:p text:style-name="P13">Implement a binary tree and associated operations.</text:p>
      <text:p text:style-name="P13">What are the different walk functions you can use? <text:s/>Implement them.</text:p>
      <text:p text:style-name="P13"/>
      <text:p text:style-name="P13">Compare runtimes of operations across different data structures</text:p>
      <text:p text:style-name="P5">Others</text:p>
      <text:p text:style-name="P13">Implement:</text:p>
      <text:list xml:id="list8368790120027856329" text:style-name="L1">
        <text:list-item>
          <text:p text:style-name="P14">Trie</text:p>
        </text:list-item>
        <text:list-item>
          <text:p text:style-name="P14">Heap</text:p>
        </text:list-item>
        <text:list-item>
          <text:p text:style-name="P14">Red-black tree</text:p>
        </text:list-item>
        <text:list-item>
          <text:p text:style-name="P14">Skip List</text:p>
        </text:list-item>
      </text:list>
      <text:p text:style-name="P13">What other <text:span text:style-name="T6">data structures can you find? Implement and analyse as many as you find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MacOSX_X86_64 LibreOffice_project/2b9802c1994aa0b7dc6079e128979269cf95bc78</meta:generator>
    <dc:title/>
    <meta:initial-creator/>
    <meta:editing-cycles>2</meta:editing-cycles>
    <dc:date>2016-03-01T23:49:09.237415000</dc:date>
    <meta:editing-duration>PT2M42S</meta:editing-duration>
    <meta:document-statistic meta:table-count="0" meta:image-count="0" meta:object-count="0" meta:page-count="3" meta:paragraph-count="53" meta:word-count="548" meta:character-count="3025" meta:non-whitespace-character-count="2527"/>
  </office:meta>
</office:document-meta>
</file>